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8.8pt"/>
    </style:style>
    <style:style style:name="co2" style:family="table-column">
      <style:table-column-properties fo:break-before="auto" style:column-width="176.74pt"/>
    </style:style>
    <style:style style:name="co3" style:family="table-column">
      <style:table-column-properties fo:break-before="auto" style:column-width="97.91pt"/>
    </style:style>
    <style:style style:name="co4" style:family="table-column">
      <style:table-column-properties fo:break-before="auto" style:column-width="85.75pt"/>
    </style:style>
    <style:style style:name="co5" style:family="table-column">
      <style:table-column-properties fo:break-before="auto" style:column-width="93.5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day/>
      <number:text> de </number:text>
      <number:month number:textual="true"/>
      <number:text> de </number:text>
      <number:year/>
    </number:date-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ext-properties style:font-name="Liberation Sans" style:font-name-asian="Microsoft YaHei" style:font-name-complex="Mangal"/>
    </style:style>
    <style:style style:name="ce2" style:family="table-cell" style:parent-style-name="Default">
      <style:text-properties fo:language="none" fo:country="none" style:font-name-asian="Mangal" style:font-size-asian="12pt" style:language-asian="none" style:country-asian="none"/>
    </style:style>
    <style:style style:name="ce3" style:family="table-cell" style:parent-style-name="Default" style:data-style-name="N10030">
      <style:table-cell-properties fo:padding="2.01pt"/>
    </style:style>
    <style:style style:name="ce4" style:family="table-cell" style:parent-style-name="Default" style:data-style-name="N39">
      <style:table-cell-properties fo:padding="2.01pt"/>
    </style:style>
    <style:style style:name="ce5" style:family="table-cell" style:parent-style-name="Default" style:data-style-name="N0">
      <style:table-cell-properties fo:padding="2.01pt"/>
    </style:style>
    <style:style style:name="T1" style:family="text">
      <style:text-properties style:letter-kerning="true" fo:country="none" style:country-asian="none" style:font-name-asian="Mangal" style:font-size-asian="12pt"/>
    </style:style>
  </office:automatic-styles>
  <office:body>
    <office:spreadsheet>
      <table:table table:name="M1_S09_T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4"/>
        <table:table-column table:style-name="co5" table:default-cell-style-name="ce5"/>
        <table:table-row table:style-name="ro1">
          <table:table-cell office:value-type="string" calcext:value-type="string">
            <text:p>Person Number</text:p>
          </table:table-cell>
          <table:table-cell office:value-type="string" calcext:value-type="string">
            <text:p>Name X</text:p>
          </table:table-cell>
          <table:table-cell table:style-name="ce2" office:value-type="string" calcext:value-type="string">
            <text:p><text:span text:style-name="T1">ID Address</text:span></text:p>
          </table:table-cell>
          <table:table-cell table:style-name="Default" office:value-type="string" calcext:value-type="string">
            <text:p>Collection Date</text:p>
          </table:table-cell>
          <table:table-cell table:style-name="Default" office:value-type="string" calcext:value-type="string">
            <text:p>Rec date</text:p>
          </table:table-cell>
          <table:table-cell table:style-name="Default" office:value-type="string" calcext:value-type="string">
            <text:p>shipping time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1_93</text:p>
          </table:table-cell>
          <table:table-cell office:value-type="date" office:date-value="2018-10-14" calcext:value-type="date">
            <text:p>14/10/2018</text:p>
          </table:table-cell>
          <table:table-cell office:value-type="date" office:date-value="2018-10-15" calcext:value-type="date">
            <text:p>15 de oct de 18</text:p>
          </table:table-cell>
          <table:table-cell table:formula="of:=[.E2]-[.D2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3_93</text:p>
          </table:table-cell>
          <table:table-cell office:value-type="date" office:date-value="2018-10-19" calcext:value-type="date">
            <text:p>19/10/2018</text:p>
          </table:table-cell>
          <table:table-cell office:value-type="date" office:date-value="2018-10-20" calcext:value-type="date">
            <text:p>20 de oct de 18</text:p>
          </table:table-cell>
          <table:table-cell table:formula="of:=[.E3]-[.D3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4_93</text:p>
          </table:table-cell>
          <table:table-cell office:value-type="date" office:date-value="2018-10-02" calcext:value-type="date">
            <text:p>02/10/2018</text:p>
          </table:table-cell>
          <table:table-cell office:value-type="date" office:date-value="2018-10-03" calcext:value-type="date">
            <text:p>3 de oct de 18</text:p>
          </table:table-cell>
          <table:table-cell table:formula="of:=[.E4]-[.D4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XXX</text:p>
          </table:table-cell>
          <table:table-cell office:value-type="string" calcext:value-type="string">
            <text:p>5_93</text:p>
          </table:table-cell>
          <table:table-cell office:value-type="date" office:date-value="2018-10-02" calcext:value-type="date">
            <text:p>02/10/2018</text:p>
          </table:table-cell>
          <table:table-cell office:value-type="date" office:date-value="2018-10-03" calcext:value-type="date">
            <text:p>3 de oct de 18</text:p>
          </table:table-cell>
          <table:table-cell table:formula="of:=[.E5]-[.D5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XXX</text:p>
          </table:table-cell>
          <table:table-cell office:value-type="string" calcext:value-type="string">
            <text:p>5_94</text:p>
          </table:table-cell>
          <table:table-cell office:value-type="date" office:date-value="2018-10-02" calcext:value-type="date">
            <text:p>02/10/2018</text:p>
          </table:table-cell>
          <table:table-cell office:value-type="date" office:date-value="2018-10-03" calcext:value-type="date">
            <text:p>3 de oct de 18</text:p>
          </table:table-cell>
          <table:table-cell table:formula="of:=[.E6]-[.D6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XXX</text:p>
          </table:table-cell>
          <table:table-cell office:value-type="string" calcext:value-type="string">
            <text:p>6_93</text:p>
          </table:table-cell>
          <table:table-cell office:value-type="date" office:date-value="2018-10-02" calcext:value-type="date">
            <text:p>02/10/2018</text:p>
          </table:table-cell>
          <table:table-cell office:value-type="date" office:date-value="2018-10-03" calcext:value-type="date">
            <text:p>3 de oct de 18</text:p>
          </table:table-cell>
          <table:table-cell table:formula="of:=[.E7]-[.D7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XXX</text:p>
          </table:table-cell>
          <table:table-cell office:value-type="string" calcext:value-type="string">
            <text:p>7_93</text:p>
          </table:table-cell>
          <table:table-cell office:value-type="date" office:date-value="2018-10-02" calcext:value-type="date">
            <text:p>02/10/2018</text:p>
          </table:table-cell>
          <table:table-cell office:value-type="date" office:date-value="2018-10-03" calcext:value-type="date">
            <text:p>3 de oct de 18</text:p>
          </table:table-cell>
          <table:table-cell table:formula="of:=[.E8]-[.D8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XXX</text:p>
          </table:table-cell>
          <table:table-cell office:value-type="string" calcext:value-type="string">
            <text:p>7_94</text:p>
          </table:table-cell>
          <table:table-cell office:value-type="date" office:date-value="2018-10-02" calcext:value-type="date">
            <text:p>02/10/2018</text:p>
          </table:table-cell>
          <table:table-cell office:value-type="date" office:date-value="2018-10-03" calcext:value-type="date">
            <text:p>3 de oct de 18</text:p>
          </table:table-cell>
          <table:table-cell table:formula="of:=[.E9]-[.D9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8_93</text:p>
          </table:table-cell>
          <table:table-cell office:value-type="date" office:date-value="2018-10-02" calcext:value-type="date">
            <text:p>02/10/2018</text:p>
          </table:table-cell>
          <table:table-cell office:value-type="date" office:date-value="2018-10-03" calcext:value-type="date">
            <text:p>3 de oct de 18</text:p>
          </table:table-cell>
          <table:table-cell table:formula="of:=[.E10]-[.D10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8_94</text:p>
          </table:table-cell>
          <table:table-cell office:value-type="date" office:date-value="2018-10-15" calcext:value-type="date">
            <text:p>15/10/2018</text:p>
          </table:table-cell>
          <table:table-cell office:value-type="date" office:date-value="2018-10-15" calcext:value-type="date">
            <text:p>15 de oct de 18</text:p>
          </table:table-cell>
          <table:table-cell table:formula="of:=[.E11]-[.D11]" office:value-type="float" office:value="0" calcext:value-type="float">
            <text:p>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8_95</text:p>
          </table:table-cell>
          <table:table-cell office:value-type="date" office:date-value="2018-10-18" calcext:value-type="date">
            <text:p>18/10/2018</text:p>
          </table:table-cell>
          <table:table-cell office:value-type="date" office:date-value="2018-10-20" calcext:value-type="date">
            <text:p>20 de oct de 18</text:p>
          </table:table-cell>
          <table:table-cell table:formula="of:=[.E12]-[.D12]" office:value-type="float" office:value="2" calcext:value-type="float">
            <text:p>2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9_93</text:p>
          </table:table-cell>
          <table:table-cell office:value-type="date" office:date-value="2018-10-19" calcext:value-type="date">
            <text:p>19/10/2018</text:p>
          </table:table-cell>
          <table:table-cell office:value-type="date" office:date-value="2018-10-20" calcext:value-type="date">
            <text:p>20 de oct de 18</text:p>
          </table:table-cell>
          <table:table-cell table:formula="of:=[.E13]-[.D13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10_93</text:p>
          </table:table-cell>
          <table:table-cell office:value-type="date" office:date-value="2018-10-02" calcext:value-type="date">
            <text:p>02/10/2018</text:p>
          </table:table-cell>
          <table:table-cell office:value-type="date" office:date-value="2018-10-03" calcext:value-type="date">
            <text:p>3 de oct de 18</text:p>
          </table:table-cell>
          <table:table-cell table:formula="of:=[.E14]-[.D14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12_93</text:p>
          </table:table-cell>
          <table:table-cell office:value-type="date" office:date-value="2018-10-02" calcext:value-type="date">
            <text:p>02/10/2018</text:p>
          </table:table-cell>
          <table:table-cell office:value-type="date" office:date-value="2018-10-03" calcext:value-type="date">
            <text:p>3 de oct de 18</text:p>
          </table:table-cell>
          <table:table-cell table:formula="of:=[.E15]-[.D15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12_94</text:p>
          </table:table-cell>
          <table:table-cell office:value-type="date" office:date-value="2018-10-19" calcext:value-type="date">
            <text:p>19/10/2018</text:p>
          </table:table-cell>
          <table:table-cell office:value-type="date" office:date-value="2018-10-20" calcext:value-type="date">
            <text:p>20 de oct de 18</text:p>
          </table:table-cell>
          <table:table-cell table:formula="of:=[.E16]-[.D16]" office:value-type="float" office:value="1" calcext:value-type="float">
            <text:p>1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YYY</text:p>
          </table:table-cell>
          <table:table-cell office:value-type="string" calcext:value-type="string">
            <text:p>23_92</text:p>
          </table:table-cell>
          <table:table-cell office:value-type="date" office:date-value="2018-10-19" calcext:value-type="date">
            <text:p>19/10/2018</text:p>
          </table:table-cell>
          <table:table-cell office:value-type="date" office:date-value="2018-10-20" calcext:value-type="date">
            <text:p>20 de oct de 18</text:p>
          </table:table-cell>
          <table:table-cell table:formula="of:=[.E17]-[.D17]" office:value-type="float" office:value="1" calcext:value-type="float">
            <text:p>1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YYY</text:p>
          </table:table-cell>
          <table:table-cell office:value-type="string" calcext:value-type="string">
            <text:p>24_92</text:p>
          </table:table-cell>
          <table:table-cell office:value-type="date" office:date-value="2018-10-01" calcext:value-type="date">
            <text:p>01/10/2018</text:p>
          </table:table-cell>
          <table:table-cell office:value-type="date" office:date-value="2018-10-20" calcext:value-type="date">
            <text:p>20 de oct de 18</text:p>
          </table:table-cell>
          <table:table-cell table:formula="of:=[.E18]-[.D18]" office:value-type="float" office:value="19" calcext:value-type="float">
            <text:p>19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YYY</text:p>
          </table:table-cell>
          <table:table-cell office:value-type="string" calcext:value-type="string">
            <text:p>24_93</text:p>
          </table:table-cell>
          <table:table-cell office:value-type="date" office:date-value="2018-10-01" calcext:value-type="date">
            <text:p>01/10/2018</text:p>
          </table:table-cell>
          <table:table-cell office:value-type="date" office:date-value="2018-10-02" calcext:value-type="date">
            <text:p>2 de oct de 18</text:p>
          </table:table-cell>
          <table:table-cell table:formula="of:=[.E19]-[.D19]" office:value-type="float" office:value="1" calcext:value-type="float">
            <text:p>1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YYY</text:p>
          </table:table-cell>
          <table:table-cell office:value-type="string" calcext:value-type="string">
            <text:p>25_92</text:p>
          </table:table-cell>
          <table:table-cell office:value-type="date" office:date-value="2018-10-01" calcext:value-type="date">
            <text:p>01/10/2018</text:p>
          </table:table-cell>
          <table:table-cell office:value-type="date" office:date-value="2018-10-03" calcext:value-type="date">
            <text:p>3 de oct de 18</text:p>
          </table:table-cell>
          <table:table-cell table:formula="of:=[.E20]-[.D20]" office:value-type="float" office:value="2" calcext:value-type="float">
            <text:p>2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YYY</text:p>
          </table:table-cell>
          <table:table-cell office:value-type="string" calcext:value-type="string">
            <text:p>25_93</text:p>
          </table:table-cell>
          <table:table-cell office:value-type="date" office:date-value="2018-10-19" calcext:value-type="date">
            <text:p>19/10/2018</text:p>
          </table:table-cell>
          <table:table-cell office:value-type="date" office:date-value="2018-10-20" calcext:value-type="date">
            <text:p>20 de oct de 18</text:p>
          </table:table-cell>
          <table:table-cell table:formula="of:=[.E21]-[.D21]" office:value-type="float" office:value="1" calcext:value-type="float">
            <text:p>1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YYY</text:p>
          </table:table-cell>
          <table:table-cell office:value-type="string" calcext:value-type="string">
            <text:p>25_95</text:p>
          </table:table-cell>
          <table:table-cell office:value-type="date" office:date-value="2018-10-02" calcext:value-type="date">
            <text:p>02/10/2018</text:p>
          </table:table-cell>
          <table:table-cell office:value-type="date" office:date-value="2018-10-03" calcext:value-type="date">
            <text:p>3 de oct de 18</text:p>
          </table:table-cell>
          <table:table-cell table:formula="of:=[.E22]-[.D22]" office:value-type="float" office:value="1" calcext:value-type="float">
            <text:p>1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YYY</text:p>
          </table:table-cell>
          <table:table-cell office:value-type="string" calcext:value-type="string">
            <text:p>26_94</text:p>
          </table:table-cell>
          <table:table-cell office:value-type="date" office:date-value="2018-10-19" calcext:value-type="date">
            <text:p>19/10/2018</text:p>
          </table:table-cell>
          <table:table-cell office:value-type="date" office:date-value="2018-10-20" calcext:value-type="date">
            <text:p>20 de oct de 18</text:p>
          </table:table-cell>
          <table:table-cell table:formula="of:=[.E23]-[.D23]" office:value-type="float" office:value="1" calcext:value-type="float">
            <text:p>1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YYY</text:p>
          </table:table-cell>
          <table:table-cell office:value-type="string" calcext:value-type="string">
            <text:p>26_95</text:p>
          </table:table-cell>
          <table:table-cell office:value-type="date" office:date-value="2018-10-19" calcext:value-type="date">
            <text:p>19/10/2018</text:p>
          </table:table-cell>
          <table:table-cell office:value-type="date" office:date-value="2018-10-20" calcext:value-type="date">
            <text:p>20 de oct de 18</text:p>
          </table:table-cell>
          <table:table-cell table:formula="of:=[.E24]-[.D24]" office:value-type="float" office:value="1" calcext:value-type="float">
            <text:p>1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YYY</text:p>
          </table:table-cell>
          <table:table-cell office:value-type="string" calcext:value-type="string">
            <text:p>27_94</text:p>
          </table:table-cell>
          <table:table-cell office:value-type="date" office:date-value="2018-10-01" calcext:value-type="date">
            <text:p>01/10/2018</text:p>
          </table:table-cell>
          <table:table-cell office:value-type="date" office:date-value="2018-10-02" calcext:value-type="date">
            <text:p>2 de oct de 18</text:p>
          </table:table-cell>
          <table:table-cell table:formula="of:=[.E25]-[.D25]" office:value-type="float" office:value="1" calcext:value-type="float">
            <text:p>1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YYY</text:p>
          </table:table-cell>
          <table:table-cell office:value-type="string" calcext:value-type="string">
            <text:p>27_95</text:p>
          </table:table-cell>
          <table:table-cell office:value-type="date" office:date-value="2018-10-01" calcext:value-type="date">
            <text:p>01/10/2018</text:p>
          </table:table-cell>
          <table:table-cell office:value-type="date" office:date-value="2018-10-03" calcext:value-type="date">
            <text:p>3 de oct de 18</text:p>
          </table:table-cell>
          <table:table-cell table:formula="of:=[.E26]-[.D26]" office:value-type="float" office:value="2" calcext:value-type="float">
            <text:p>2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YYY</text:p>
          </table:table-cell>
          <table:table-cell office:value-type="string" calcext:value-type="string">
            <text:p>27_96</text:p>
          </table:table-cell>
          <table:table-cell office:value-type="date" office:date-value="2018-10-16" calcext:value-type="date">
            <text:p>16/10/2018</text:p>
          </table:table-cell>
          <table:table-cell office:value-type="date" office:date-value="2018-10-20" calcext:value-type="date">
            <text:p>20 de oct de 18</text:p>
          </table:table-cell>
          <table:table-cell table:formula="of:=[.E27]-[.D27]" office:value-type="float" office:value="4" calcext:value-type="float">
            <text:p>4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YYY</text:p>
          </table:table-cell>
          <table:table-cell office:value-type="string" calcext:value-type="string">
            <text:p>28_96</text:p>
          </table:table-cell>
          <table:table-cell office:value-type="date" office:date-value="2018-10-14" calcext:value-type="date">
            <text:p>14/10/2018</text:p>
          </table:table-cell>
          <table:table-cell office:value-type="date" office:date-value="2018-10-15" calcext:value-type="date">
            <text:p>15 de oct de 18</text:p>
          </table:table-cell>
          <table:table-cell table:formula="of:=[.E28]-[.D28]" office:value-type="float" office:value="1" calcext:value-type="float">
            <text:p>1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YYY</text:p>
          </table:table-cell>
          <table:table-cell office:value-type="string" calcext:value-type="string">
            <text:p>29_96</text:p>
          </table:table-cell>
          <table:table-cell office:value-type="date" office:date-value="2018-10-14" calcext:value-type="date">
            <text:p>14/10/2018</text:p>
          </table:table-cell>
          <table:table-cell office:value-type="date" office:date-value="2018-10-15" calcext:value-type="date">
            <text:p>15 de oct de 18</text:p>
          </table:table-cell>
          <table:table-cell table:formula="of:=[.E29]-[.D29]" office:value-type="float" office:value="1" calcext:value-type="float">
            <text:p>1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YYY</text:p>
          </table:table-cell>
          <table:table-cell office:value-type="string" calcext:value-type="string">
            <text:p>30_96</text:p>
          </table:table-cell>
          <table:table-cell office:value-type="date" office:date-value="2018-10-06" calcext:value-type="date">
            <text:p>06/10/2018</text:p>
          </table:table-cell>
          <table:table-cell office:value-type="date" office:date-value="2018-10-07" calcext:value-type="date">
            <text:p>7 de oct de 18</text:p>
          </table:table-cell>
          <table:table-cell table:formula="of:=[.E30]-[.D30]" office:value-type="float" office:value="1" calcext:value-type="float">
            <text:p>1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YYY</text:p>
          </table:table-cell>
          <table:table-cell office:value-type="string" calcext:value-type="string">
            <text:p>31_96</text:p>
          </table:table-cell>
          <table:table-cell office:value-type="date" office:date-value="2018-10-16" calcext:value-type="date">
            <text:p>16/10/2018</text:p>
          </table:table-cell>
          <table:table-cell office:value-type="date" office:date-value="2018-10-20" calcext:value-type="date">
            <text:p>20 de oct de 18</text:p>
          </table:table-cell>
          <table:table-cell table:formula="of:=[.E31]-[.D31]" office:value-type="float" office:value="4" calcext:value-type="float">
            <text:p>4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YYY</text:p>
          </table:table-cell>
          <table:table-cell office:value-type="string" calcext:value-type="string">
            <text:p>32_96</text:p>
          </table:table-cell>
          <table:table-cell office:value-type="date" office:date-value="2018-10-03" calcext:value-type="date">
            <text:p>03/10/2018</text:p>
          </table:table-cell>
          <table:table-cell office:value-type="date" office:date-value="2018-10-07" calcext:value-type="date">
            <text:p>7 de oct de 18</text:p>
          </table:table-cell>
          <table:table-cell table:formula="of:=[.E32]-[.D32]" office:value-type="float" office:value="4" calcext:value-type="float">
            <text:p>4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YYY</text:p>
          </table:table-cell>
          <table:table-cell office:value-type="string" calcext:value-type="string">
            <text:p>33_96</text:p>
          </table:table-cell>
          <table:table-cell office:value-type="date" office:date-value="2018-10-06" calcext:value-type="date">
            <text:p>06/10/2018</text:p>
          </table:table-cell>
          <table:table-cell office:value-type="date" office:date-value="2018-10-07" calcext:value-type="date">
            <text:p>7 de oct de 18</text:p>
          </table:table-cell>
          <table:table-cell table:formula="of:=[.E33]-[.D33]" office:value-type="float" office:value="1" calcext:value-type="float">
            <text:p>1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YYY</text:p>
          </table:table-cell>
          <table:table-cell office:value-type="string" calcext:value-type="string">
            <text:p>34_96</text:p>
          </table:table-cell>
          <table:table-cell office:value-type="date" office:date-value="2018-10-09" calcext:value-type="date">
            <text:p>09/10/2018</text:p>
          </table:table-cell>
          <table:table-cell office:value-type="date" office:date-value="2018-10-10" calcext:value-type="date">
            <text:p>10 de oct de 18</text:p>
          </table:table-cell>
          <table:table-cell table:formula="of:=[.E34]-[.D34]" office:value-type="float" office:value="1" calcext:value-type="float">
            <text:p>1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YYY</text:p>
          </table:table-cell>
          <table:table-cell office:value-type="string" calcext:value-type="string">
            <text:p>35_96</text:p>
          </table:table-cell>
          <table:table-cell office:value-type="date" office:date-value="2018-10-19" calcext:value-type="date">
            <text:p>19/10/2018</text:p>
          </table:table-cell>
          <table:table-cell office:value-type="date" office:date-value="2018-10-20" calcext:value-type="date">
            <text:p>20 de oct de 18</text:p>
          </table:table-cell>
          <table:table-cell table:formula="of:=[.E35]-[.D35]" office:value-type="float" office:value="1" calcext:value-type="float">
            <text:p>1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YYY</text:p>
          </table:table-cell>
          <table:table-cell office:value-type="string" calcext:value-type="string">
            <text:p>36_96</text:p>
          </table:table-cell>
          <table:table-cell office:value-type="date" office:date-value="2018-10-19" calcext:value-type="date">
            <text:p>19/10/2018</text:p>
          </table:table-cell>
          <table:table-cell office:value-type="date" office:date-value="2018-10-20" calcext:value-type="date">
            <text:p>20 de oct de 18</text:p>
          </table:table-cell>
          <table:table-cell table:formula="of:=[.E36]-[.D36]" office:value-type="float" office:value="1" calcext:value-type="float">
            <text:p>1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YYY</text:p>
          </table:table-cell>
          <table:table-cell office:value-type="string" calcext:value-type="string">
            <text:p>37_96</text:p>
          </table:table-cell>
          <table:table-cell office:value-type="date" office:date-value="2018-10-03" calcext:value-type="date">
            <text:p>03/10/2018</text:p>
          </table:table-cell>
          <table:table-cell office:value-type="date" office:date-value="2018-10-07" calcext:value-type="date">
            <text:p>7 de oct de 18</text:p>
          </table:table-cell>
          <table:table-cell table:formula="of:=[.E37]-[.D37]" office:value-type="float" office:value="4" calcext:value-type="float">
            <text:p>4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YYY</text:p>
          </table:table-cell>
          <table:table-cell office:value-type="string" calcext:value-type="string">
            <text:p>38_96</text:p>
          </table:table-cell>
          <table:table-cell office:value-type="date" office:date-value="2018-10-13" calcext:value-type="date">
            <text:p>13/10/2018</text:p>
          </table:table-cell>
          <table:table-cell office:value-type="date" office:date-value="2018-10-14" calcext:value-type="date">
            <text:p>14 de oct de 18</text:p>
          </table:table-cell>
          <table:table-cell table:formula="of:=[.E38]-[.D38]" office:value-type="float" office:value="1" calcext:value-type="float">
            <text:p>1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YYY</text:p>
          </table:table-cell>
          <table:table-cell office:value-type="string" calcext:value-type="string">
            <text:p>39_96</text:p>
          </table:table-cell>
          <table:table-cell office:value-type="date" office:date-value="2018-10-19" calcext:value-type="date">
            <text:p>19/10/2018</text:p>
          </table:table-cell>
          <table:table-cell office:value-type="date" office:date-value="2018-10-20" calcext:value-type="date">
            <text:p>20 de oct de 18</text:p>
          </table:table-cell>
          <table:table-cell table:formula="of:=[.E39]-[.D39]" office:value-type="float" office:value="1" calcext:value-type="float">
            <text:p>1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ZZZ</text:p>
          </table:table-cell>
          <table:table-cell office:value-type="string" calcext:value-type="string">
            <text:p>16_92</text:p>
          </table:table-cell>
          <table:table-cell office:value-type="date" office:date-value="2018-10-08" calcext:value-type="date">
            <text:p>08/10/2018</text:p>
          </table:table-cell>
          <table:table-cell office:value-type="date" office:date-value="2018-10-14" calcext:value-type="date">
            <text:p>14 de oct de 18</text:p>
          </table:table-cell>
          <table:table-cell table:formula="of:=[.E40]-[.D40]" office:value-type="float" office:value="6" calcext:value-type="float">
            <text:p>6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ZZZ</text:p>
          </table:table-cell>
          <table:table-cell office:value-type="string" calcext:value-type="string">
            <text:p>17_92</text:p>
          </table:table-cell>
          <table:table-cell office:value-type="date" office:date-value="2018-09-29" calcext:value-type="date">
            <text:p>29/09/2018</text:p>
          </table:table-cell>
          <table:table-cell office:value-type="date" office:date-value="2018-10-01" calcext:value-type="date">
            <text:p>1 de oct de 18</text:p>
          </table:table-cell>
          <table:table-cell table:formula="of:=[.E41]-[.D41]" office:value-type="float" office:value="2" calcext:value-type="float">
            <text:p>2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ZZZ</text:p>
          </table:table-cell>
          <table:table-cell office:value-type="string" calcext:value-type="string">
            <text:p>18_92</text:p>
          </table:table-cell>
          <table:table-cell office:value-type="date" office:date-value="2018-10-01" calcext:value-type="date">
            <text:p>01/10/2018</text:p>
          </table:table-cell>
          <table:table-cell office:value-type="date" office:date-value="2018-10-10" calcext:value-type="date">
            <text:p>10 de oct de 18</text:p>
          </table:table-cell>
          <table:table-cell table:formula="of:=[.E42]-[.D42]" office:value-type="float" office:value="9" calcext:value-type="float">
            <text:p>9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ZZZ</text:p>
          </table:table-cell>
          <table:table-cell office:value-type="string" calcext:value-type="string">
            <text:p>19_92</text:p>
          </table:table-cell>
          <table:table-cell office:value-type="date" office:date-value="2018-09-26" calcext:value-type="date">
            <text:p>26/09/2018</text:p>
          </table:table-cell>
          <table:table-cell office:value-type="date" office:date-value="2018-10-03" calcext:value-type="date">
            <text:p>3 de oct de 18</text:p>
          </table:table-cell>
          <table:table-cell table:formula="of:=[.E43]-[.D43]" office:value-type="float" office:value="7" calcext:value-type="float">
            <text:p>7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ZZZ</text:p>
          </table:table-cell>
          <table:table-cell office:value-type="string" calcext:value-type="string">
            <text:p>19_96</text:p>
          </table:table-cell>
          <table:table-cell office:value-type="date" office:date-value="2018-10-02" calcext:value-type="date">
            <text:p>02/10/2018</text:p>
          </table:table-cell>
          <table:table-cell office:value-type="date" office:date-value="2018-10-03" calcext:value-type="date">
            <text:p>3 de oct de 18</text:p>
          </table:table-cell>
          <table:table-cell table:formula="of:=[.E44]-[.D44]" office:value-type="float" office:value="1" calcext:value-type="float">
            <text:p>1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ZZZ</text:p>
          </table:table-cell>
          <table:table-cell office:value-type="string" calcext:value-type="string">
            <text:p>20_92</text:p>
          </table:table-cell>
          <table:table-cell office:value-type="date" office:date-value="2018-09-27" calcext:value-type="date">
            <text:p>27/09/2018</text:p>
          </table:table-cell>
          <table:table-cell office:value-type="date" office:date-value="2018-10-20" calcext:value-type="date">
            <text:p>20 de oct de 18</text:p>
          </table:table-cell>
          <table:table-cell table:formula="of:=[.E45]-[.D45]" office:value-type="float" office:value="23" calcext:value-type="float">
            <text:p>23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ZZZ</text:p>
          </table:table-cell>
          <table:table-cell office:value-type="string" calcext:value-type="string">
            <text:p>20_95</text:p>
          </table:table-cell>
          <table:table-cell office:value-type="date" office:date-value="2018-09-24" calcext:value-type="date">
            <text:p>24/09/2018</text:p>
          </table:table-cell>
          <table:table-cell office:value-type="date" office:date-value="2018-10-20" calcext:value-type="date">
            <text:p>20 de oct de 18</text:p>
          </table:table-cell>
          <table:table-cell table:formula="of:=[.E46]-[.D46]" office:value-type="float" office:value="26" calcext:value-type="float">
            <text:p>26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ZZZ</text:p>
          </table:table-cell>
          <table:table-cell office:value-type="string" calcext:value-type="string">
            <text:p>20_96</text:p>
          </table:table-cell>
          <table:table-cell office:value-type="date" office:date-value="2018-10-16" calcext:value-type="date">
            <text:p>16/10/2018</text:p>
          </table:table-cell>
          <table:table-cell office:value-type="date" office:date-value="2018-10-20" calcext:value-type="date">
            <text:p>20 de oct de 18</text:p>
          </table:table-cell>
          <table:table-cell table:formula="of:=[.E47]-[.D47]" office:value-type="float" office:value="4" calcext:value-type="float">
            <text:p>4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ZZZ</text:p>
          </table:table-cell>
          <table:table-cell office:value-type="string" calcext:value-type="string">
            <text:p>21_92</text:p>
          </table:table-cell>
          <table:table-cell office:value-type="date" office:date-value="2018-10-03" calcext:value-type="date">
            <text:p>03/10/2018</text:p>
          </table:table-cell>
          <table:table-cell office:value-type="date" office:date-value="2018-10-06" calcext:value-type="date">
            <text:p>6 de oct de 18</text:p>
          </table:table-cell>
          <table:table-cell table:formula="of:=[.E48]-[.D48]" office:value-type="float" office:value="3" calcext:value-type="float">
            <text:p>3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ZZZ</text:p>
          </table:table-cell>
          <table:table-cell office:value-type="string" calcext:value-type="string">
            <text:p>21_93</text:p>
          </table:table-cell>
          <table:table-cell office:value-type="date" office:date-value="2018-09-24" calcext:value-type="date">
            <text:p>24/09/2018</text:p>
          </table:table-cell>
          <table:table-cell office:value-type="date" office:date-value="2018-10-20" calcext:value-type="date">
            <text:p>20 de oct de 18</text:p>
          </table:table-cell>
          <table:table-cell table:formula="of:=[.E49]-[.D49]" office:value-type="float" office:value="26" calcext:value-type="float">
            <text:p>26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ZZZ</text:p>
          </table:table-cell>
          <table:table-cell office:value-type="string" calcext:value-type="string">
            <text:p>21_96</text:p>
          </table:table-cell>
          <table:table-cell office:value-type="date" office:date-value="2018-09-29" calcext:value-type="date">
            <text:p>29/09/2018</text:p>
          </table:table-cell>
          <table:table-cell office:value-type="date" office:date-value="2018-10-02" calcext:value-type="date">
            <text:p>2 de oct de 18</text:p>
          </table:table-cell>
          <table:table-cell table:formula="of:=[.E50]-[.D50]" office:value-type="float" office:value="3" calcext:value-type="float">
            <text:p>3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ZZZ</text:p>
          </table:table-cell>
          <table:table-cell office:value-type="string" calcext:value-type="string">
            <text:p>22_92</text:p>
          </table:table-cell>
          <table:table-cell office:value-type="date" office:date-value="2018-09-27" calcext:value-type="date">
            <text:p>27/09/2018</text:p>
          </table:table-cell>
          <table:table-cell office:value-type="date" office:date-value="2018-10-01" calcext:value-type="date">
            <text:p>1 de oct de 18</text:p>
          </table:table-cell>
          <table:table-cell table:formula="of:=[.E51]-[.D51]" office:value-type="float" office:value="4" calcext:value-type="float">
            <text:p>4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ZZZ</text:p>
          </table:table-cell>
          <table:table-cell office:value-type="string" calcext:value-type="string">
            <text:p>22_94</text:p>
          </table:table-cell>
          <table:table-cell office:value-type="date" office:date-value="2018-09-24" calcext:value-type="date">
            <text:p>24/09/2018</text:p>
          </table:table-cell>
          <table:table-cell office:value-type="date" office:date-value="2018-10-01" calcext:value-type="date">
            <text:p>1 de oct de 18</text:p>
          </table:table-cell>
          <table:table-cell table:formula="of:=[.E52]-[.D52]" office:value-type="float" office:value="7" calcext:value-type="float">
            <text:p>7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ZZZ</text:p>
          </table:table-cell>
          <table:table-cell office:value-type="string" calcext:value-type="string">
            <text:p>22_96</text:p>
          </table:table-cell>
          <table:table-cell office:value-type="date" office:date-value="2018-10-02" calcext:value-type="date">
            <text:p>02/10/2018</text:p>
          </table:table-cell>
          <table:table-cell office:value-type="date" office:date-value="2018-10-20" calcext:value-type="date">
            <text:p>20 de oct de 18</text:p>
          </table:table-cell>
          <table:table-cell table:formula="of:=[.E53]-[.D53]" office:value-type="float" office:value="18" calcext:value-type="float">
            <text:p>18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ZZZ</text:p>
          </table:table-cell>
          <table:table-cell office:value-type="string" calcext:value-type="string">
            <text:p>23_95</text:p>
          </table:table-cell>
          <table:table-cell office:value-type="date" office:date-value="2018-09-24" calcext:value-type="date">
            <text:p>24/09/2018</text:p>
          </table:table-cell>
          <table:table-cell office:value-type="date" office:date-value="2018-10-01" calcext:value-type="date">
            <text:p>1 de oct de 18</text:p>
          </table:table-cell>
          <table:table-cell table:formula="of:=[.E54]-[.D54]" office:value-type="float" office:value="7" calcext:value-type="float">
            <text:p>7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ZZZ</text:p>
          </table:table-cell>
          <table:table-cell office:value-type="string" calcext:value-type="string">
            <text:p>23_96</text:p>
          </table:table-cell>
          <table:table-cell office:value-type="date" office:date-value="2018-10-16" calcext:value-type="date">
            <text:p>16/10/2018</text:p>
          </table:table-cell>
          <table:table-cell office:value-type="date" office:date-value="2018-10-20" calcext:value-type="date">
            <text:p>20 de oct de 18</text:p>
          </table:table-cell>
          <table:table-cell table:formula="of:=[.E55]-[.D55]" office:value-type="float" office:value="4" calcext:value-type="float">
            <text:p>4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ZZZ</text:p>
          </table:table-cell>
          <table:table-cell office:value-type="string" calcext:value-type="string">
            <text:p>24_96</text:p>
          </table:table-cell>
          <table:table-cell office:value-type="date" office:date-value="2018-09-30" calcext:value-type="date">
            <text:p>30/09/2018</text:p>
          </table:table-cell>
          <table:table-cell office:value-type="date" office:date-value="2018-10-01" calcext:value-type="date">
            <text:p>1 de oct de 18</text:p>
          </table:table-cell>
          <table:table-cell table:formula="of:=[.E56]-[.D56]" office:value-type="float" office:value="1" calcext:value-type="float">
            <text:p>1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ZZZ</text:p>
          </table:table-cell>
          <table:table-cell office:value-type="string" calcext:value-type="string">
            <text:p>25_96</text:p>
          </table:table-cell>
          <table:table-cell office:value-type="date" office:date-value="2018-10-01" calcext:value-type="date">
            <text:p>01/10/2018</text:p>
          </table:table-cell>
          <table:table-cell office:value-type="date" office:date-value="2018-10-02" calcext:value-type="date">
            <text:p>2 de oct de 18</text:p>
          </table:table-cell>
          <table:table-cell table:formula="of:=[.E57]-[.D57]" office:value-type="float" office:value="1" calcext:value-type="float">
            <text:p>1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ZZZ</text:p>
          </table:table-cell>
          <table:table-cell office:value-type="string" calcext:value-type="string">
            <text:p>26_96</text:p>
          </table:table-cell>
          <table:table-cell office:value-type="date" office:date-value="2018-09-30" calcext:value-type="date">
            <text:p>30/09/2018</text:p>
          </table:table-cell>
          <table:table-cell office:value-type="date" office:date-value="2018-10-01" calcext:value-type="date">
            <text:p>1 de oct de 18</text:p>
          </table:table-cell>
          <table:table-cell table:formula="of:=[.E58]-[.D58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17_93</text:p>
          </table:table-cell>
          <table:table-cell office:value-type="date" office:date-value="2018-10-01" calcext:value-type="date">
            <text:p>01/10/2018</text:p>
          </table:table-cell>
          <table:table-cell office:value-type="date" office:date-value="2018-10-02" calcext:value-type="date">
            <text:p>2 de oct de 18</text:p>
          </table:table-cell>
          <table:table-cell table:formula="of:=[.E59]-[.D59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17_94</text:p>
          </table:table-cell>
          <table:table-cell office:value-type="date" office:date-value="2018-10-02" calcext:value-type="date">
            <text:p>02/10/2018</text:p>
          </table:table-cell>
          <table:table-cell office:value-type="date" office:date-value="2018-10-03" calcext:value-type="date">
            <text:p>3 de oct de 18</text:p>
          </table:table-cell>
          <table:table-cell table:formula="of:=[.E60]-[.D60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18_93</text:p>
          </table:table-cell>
          <table:table-cell office:value-type="date" office:date-value="2018-10-02" calcext:value-type="date">
            <text:p>02/10/2018</text:p>
          </table:table-cell>
          <table:table-cell office:value-type="date" office:date-value="2018-10-03" calcext:value-type="date">
            <text:p>3 de oct de 18</text:p>
          </table:table-cell>
          <table:table-cell table:formula="of:=[.E61]-[.D61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19_93</text:p>
          </table:table-cell>
          <table:table-cell office:value-type="date" office:date-value="2018-10-02" calcext:value-type="date">
            <text:p>02/10/2018</text:p>
          </table:table-cell>
          <table:table-cell office:value-type="date" office:date-value="2018-10-03" calcext:value-type="date">
            <text:p>3 de oct de 18</text:p>
          </table:table-cell>
          <table:table-cell table:formula="of:=[.E62]-[.D62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19_94</text:p>
          </table:table-cell>
          <table:table-cell office:value-type="date" office:date-value="2018-10-01" calcext:value-type="date">
            <text:p>01/10/2018</text:p>
          </table:table-cell>
          <table:table-cell office:value-type="date" office:date-value="2018-10-02" calcext:value-type="date">
            <text:p>2 de oct de 18</text:p>
          </table:table-cell>
          <table:table-cell table:formula="of:=[.E63]-[.D63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20_93</text:p>
          </table:table-cell>
          <table:table-cell office:value-type="date" office:date-value="2018-10-01" calcext:value-type="date">
            <text:p>01/10/2018</text:p>
          </table:table-cell>
          <table:table-cell office:value-type="date" office:date-value="2018-10-02" calcext:value-type="date">
            <text:p>2 de oct de 18</text:p>
          </table:table-cell>
          <table:table-cell table:formula="of:=[.E64]-[.D64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20_94</text:p>
          </table:table-cell>
          <table:table-cell office:value-type="date" office:date-value="2018-10-01" calcext:value-type="date">
            <text:p>01/10/2018</text:p>
          </table:table-cell>
          <table:table-cell office:value-type="date" office:date-value="2018-10-02" calcext:value-type="date">
            <text:p>2 de oct de 18</text:p>
          </table:table-cell>
          <table:table-cell table:formula="of:=[.E65]-[.D65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21_94</text:p>
          </table:table-cell>
          <table:table-cell office:value-type="date" office:date-value="2018-10-01" calcext:value-type="date">
            <text:p>01/10/2018</text:p>
          </table:table-cell>
          <table:table-cell office:value-type="date" office:date-value="2018-10-02" calcext:value-type="date">
            <text:p>2 de oct de 18</text:p>
          </table:table-cell>
          <table:table-cell table:formula="of:=[.E66]-[.D66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22_93</text:p>
          </table:table-cell>
          <table:table-cell office:value-type="date" office:date-value="2018-10-02" calcext:value-type="date">
            <text:p>02/10/2018</text:p>
          </table:table-cell>
          <table:table-cell office:value-type="date" office:date-value="2018-10-03" calcext:value-type="date">
            <text:p>3 de oct de 18</text:p>
          </table:table-cell>
          <table:table-cell table:formula="of:=[.E67]-[.D67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22_95</text:p>
          </table:table-cell>
          <table:table-cell office:value-type="date" office:date-value="2018-10-01" calcext:value-type="date">
            <text:p>01/10/2018</text:p>
          </table:table-cell>
          <table:table-cell office:value-type="date" office:date-value="2018-10-03" calcext:value-type="date">
            <text:p>3 de oct de 18</text:p>
          </table:table-cell>
          <table:table-cell table:formula="of:=[.E68]-[.D68]" office:value-type="float" office:value="2" calcext:value-type="float">
            <text:p>2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23_93</text:p>
          </table:table-cell>
          <table:table-cell office:value-type="date" office:date-value="2018-10-01" calcext:value-type="date">
            <text:p>01/10/2018</text:p>
          </table:table-cell>
          <table:table-cell office:value-type="date" office:date-value="2018-10-20" calcext:value-type="date">
            <text:p>20 de oct de 18</text:p>
          </table:table-cell>
          <table:table-cell table:formula="of:=[.E69]-[.D69]" office:value-type="float" office:value="19" calcext:value-type="float">
            <text:p>19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23_94</text:p>
          </table:table-cell>
          <table:table-cell office:value-type="date" office:date-value="2018-10-01" calcext:value-type="date">
            <text:p>01/10/2018</text:p>
          </table:table-cell>
          <table:table-cell office:value-type="date" office:date-value="2018-10-02" calcext:value-type="date">
            <text:p>2 de oct de 18</text:p>
          </table:table-cell>
          <table:table-cell table:formula="of:=[.E70]-[.D70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24_94</text:p>
          </table:table-cell>
          <table:table-cell office:value-type="date" office:date-value="2018-10-01" calcext:value-type="date">
            <text:p>01/10/2018</text:p>
          </table:table-cell>
          <table:table-cell office:value-type="date" office:date-value="2018-10-20" calcext:value-type="date">
            <text:p>20 de oct de 18</text:p>
          </table:table-cell>
          <table:table-cell table:formula="of:=[.E71]-[.D71]" office:value-type="float" office:value="19" calcext:value-type="float">
            <text:p>19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1_92</text:p>
          </table:table-cell>
          <table:table-cell office:value-type="date" office:date-value="2018-10-03" calcext:value-type="date">
            <text:p>03/10/2018</text:p>
          </table:table-cell>
          <table:table-cell office:value-type="date" office:date-value="2018-10-06" calcext:value-type="date">
            <text:p>6 de oct de 18</text:p>
          </table:table-cell>
          <table:table-cell table:formula="of:=[.E72]-[.D72]" office:value-type="float" office:value="3" calcext:value-type="float">
            <text:p>3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2_92</text:p>
          </table:table-cell>
          <table:table-cell office:value-type="date" office:date-value="2018-10-05" calcext:value-type="date">
            <text:p>05/10/2018</text:p>
          </table:table-cell>
          <table:table-cell office:value-type="date" office:date-value="2018-10-06" calcext:value-type="date">
            <text:p>6 de oct de 18</text:p>
          </table:table-cell>
          <table:table-cell table:formula="of:=[.E73]-[.D73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3_96</text:p>
          </table:table-cell>
          <table:table-cell office:value-type="date" office:date-value="2018-10-03" calcext:value-type="date">
            <text:p>03/10/2018</text:p>
          </table:table-cell>
          <table:table-cell office:value-type="date" office:date-value="2018-10-06" calcext:value-type="date">
            <text:p>6 de oct de 18</text:p>
          </table:table-cell>
          <table:table-cell table:formula="of:=[.E74]-[.D74]" office:value-type="float" office:value="3" calcext:value-type="float">
            <text:p>3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4_92</text:p>
          </table:table-cell>
          <table:table-cell office:value-type="date" office:date-value="2018-10-08" calcext:value-type="date">
            <text:p>08/10/2018</text:p>
          </table:table-cell>
          <table:table-cell office:value-type="date" office:date-value="2018-10-10" calcext:value-type="date">
            <text:p>10 de oct de 18</text:p>
          </table:table-cell>
          <table:table-cell table:formula="of:=[.E75]-[.D75]" office:value-type="float" office:value="2" calcext:value-type="float">
            <text:p>2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4_96</text:p>
          </table:table-cell>
          <table:table-cell office:value-type="date" office:date-value="2018-10-03" calcext:value-type="date">
            <text:p>03/10/2018</text:p>
          </table:table-cell>
          <table:table-cell office:value-type="date" office:date-value="2018-10-06" calcext:value-type="date">
            <text:p>6 de oct de 18</text:p>
          </table:table-cell>
          <table:table-cell table:formula="of:=[.E76]-[.D76]" office:value-type="float" office:value="3" calcext:value-type="float">
            <text:p>3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5_92</text:p>
          </table:table-cell>
          <table:table-cell office:value-type="date" office:date-value="2018-10-05" calcext:value-type="date">
            <text:p>05/10/2018</text:p>
          </table:table-cell>
          <table:table-cell office:value-type="date" office:date-value="2018-10-06" calcext:value-type="date">
            <text:p>6 de oct de 18</text:p>
          </table:table-cell>
          <table:table-cell table:formula="of:=[.E77]-[.D77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5_96</text:p>
          </table:table-cell>
          <table:table-cell office:value-type="date" office:date-value="2018-10-07" calcext:value-type="date">
            <text:p>07/10/2018</text:p>
          </table:table-cell>
          <table:table-cell office:value-type="date" office:date-value="2018-10-10" calcext:value-type="date">
            <text:p>10 de oct de 18</text:p>
          </table:table-cell>
          <table:table-cell table:formula="of:=[.E78]-[.D78]" office:value-type="float" office:value="3" calcext:value-type="float">
            <text:p>3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6_92</text:p>
          </table:table-cell>
          <table:table-cell office:value-type="date" office:date-value="2018-10-03" calcext:value-type="date">
            <text:p>03/10/2018</text:p>
          </table:table-cell>
          <table:table-cell office:value-type="date" office:date-value="2018-10-06" calcext:value-type="date">
            <text:p>6 de oct de 18</text:p>
          </table:table-cell>
          <table:table-cell table:formula="of:=[.E79]-[.D79]" office:value-type="float" office:value="3" calcext:value-type="float">
            <text:p>3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6_96</text:p>
          </table:table-cell>
          <table:table-cell office:value-type="date" office:date-value="2018-10-17" calcext:value-type="date">
            <text:p>17/10/2018</text:p>
          </table:table-cell>
          <table:table-cell office:value-type="date" office:date-value="2018-10-20" calcext:value-type="date">
            <text:p>20 de oct de 18</text:p>
          </table:table-cell>
          <table:table-cell table:formula="of:=[.E80]-[.D80]" office:value-type="float" office:value="3" calcext:value-type="float">
            <text:p>3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7_92</text:p>
          </table:table-cell>
          <table:table-cell office:value-type="date" office:date-value="2018-10-03" calcext:value-type="date">
            <text:p>03/10/2018</text:p>
          </table:table-cell>
          <table:table-cell office:value-type="date" office:date-value="2018-10-06" calcext:value-type="date">
            <text:p>6 de oct de 18</text:p>
          </table:table-cell>
          <table:table-cell table:formula="of:=[.E81]-[.D81]" office:value-type="float" office:value="3" calcext:value-type="float">
            <text:p>3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7_96</text:p>
          </table:table-cell>
          <table:table-cell office:value-type="date" office:date-value="2018-10-06" calcext:value-type="date">
            <text:p>06/10/2018</text:p>
          </table:table-cell>
          <table:table-cell office:value-type="date" office:date-value="2018-10-20" calcext:value-type="date">
            <text:p>20 de oct de 18</text:p>
          </table:table-cell>
          <table:table-cell table:formula="of:=[.E82]-[.D82]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8_92</text:p>
          </table:table-cell>
          <table:table-cell office:value-type="date" office:date-value="2018-10-19" calcext:value-type="date">
            <text:p>19/10/2018</text:p>
          </table:table-cell>
          <table:table-cell office:value-type="date" office:date-value="2018-10-20" calcext:value-type="date">
            <text:p>20 de oct de 18</text:p>
          </table:table-cell>
          <table:table-cell table:formula="of:=[.E83]-[.D83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8_96</text:p>
          </table:table-cell>
          <table:table-cell office:value-type="date" office:date-value="2018-10-19" calcext:value-type="date">
            <text:p>19/10/2018</text:p>
          </table:table-cell>
          <table:table-cell office:value-type="date" office:date-value="2018-10-20" calcext:value-type="date">
            <text:p>20 de oct de 18</text:p>
          </table:table-cell>
          <table:table-cell table:formula="of:=[.E84]-[.D84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9_96</text:p>
          </table:table-cell>
          <table:table-cell office:value-type="date" office:date-value="2018-10-01" calcext:value-type="date">
            <text:p>01/10/2018</text:p>
          </table:table-cell>
          <table:table-cell office:value-type="date" office:date-value="2018-10-06" calcext:value-type="date">
            <text:p>6 de oct de 18</text:p>
          </table:table-cell>
          <table:table-cell table:formula="of:=[.E85]-[.D85]" office:value-type="float" office:value="5" calcext:value-type="float">
            <text:p>5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10_94</text:p>
          </table:table-cell>
          <table:table-cell office:value-type="date" office:date-value="2018-10-05" calcext:value-type="date">
            <text:p>05/10/2018</text:p>
          </table:table-cell>
          <table:table-cell office:value-type="date" office:date-value="2018-10-10" calcext:value-type="date">
            <text:p>10 de oct de 18</text:p>
          </table:table-cell>
          <table:table-cell table:formula="of:=[.E86]-[.D86]" office:value-type="float" office:value="5" calcext:value-type="float">
            <text:p>5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10_96</text:p>
          </table:table-cell>
          <table:table-cell office:value-type="date" office:date-value="2018-10-19" calcext:value-type="date">
            <text:p>19/10/2018</text:p>
          </table:table-cell>
          <table:table-cell office:value-type="date" office:date-value="2018-10-20" calcext:value-type="date">
            <text:p>20 de oct de 18</text:p>
          </table:table-cell>
          <table:table-cell table:formula="of:=[.E87]-[.D87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11_96</text:p>
          </table:table-cell>
          <table:table-cell office:value-type="date" office:date-value="2018-10-03" calcext:value-type="date">
            <text:p>03/10/2018</text:p>
          </table:table-cell>
          <table:table-cell office:value-type="date" office:date-value="2018-10-06" calcext:value-type="date">
            <text:p>6 de oct de 18</text:p>
          </table:table-cell>
          <table:table-cell table:formula="of:=[.E88]-[.D88]" office:value-type="float" office:value="3" calcext:value-type="float">
            <text:p>3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12_96</text:p>
          </table:table-cell>
          <table:table-cell office:value-type="date" office:date-value="2018-10-08" calcext:value-type="date">
            <text:p>08/10/2018</text:p>
          </table:table-cell>
          <table:table-cell office:value-type="date" office:date-value="2018-10-10" calcext:value-type="date">
            <text:p>10 de oct de 18</text:p>
          </table:table-cell>
          <table:table-cell table:formula="of:=[.E89]-[.D89]" office:value-type="float" office:value="2" calcext:value-type="float">
            <text:p>2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13_96</text:p>
          </table:table-cell>
          <table:table-cell office:value-type="date" office:date-value="2018-10-03" calcext:value-type="date">
            <text:p>03/10/2018</text:p>
          </table:table-cell>
          <table:table-cell office:value-type="date" office:date-value="2018-10-06" calcext:value-type="date">
            <text:p>6 de oct de 18</text:p>
          </table:table-cell>
          <table:table-cell table:formula="of:=[.E90]-[.D90]" office:value-type="float" office:value="3" calcext:value-type="float">
            <text:p>3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14_96</text:p>
          </table:table-cell>
          <table:table-cell office:value-type="date" office:date-value="2018-10-13" calcext:value-type="date">
            <text:p>13/10/2018</text:p>
          </table:table-cell>
          <table:table-cell office:value-type="date" office:date-value="2018-10-20" calcext:value-type="date">
            <text:p>20 de oct de 18</text:p>
          </table:table-cell>
          <table:table-cell table:formula="of:=[.E91]-[.D91]" office:value-type="float" office:value="7" calcext:value-type="float">
            <text:p>7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15_96</text:p>
          </table:table-cell>
          <table:table-cell office:value-type="date" office:date-value="2018-10-03" calcext:value-type="date">
            <text:p>03/10/2018</text:p>
          </table:table-cell>
          <table:table-cell office:value-type="date" office:date-value="2018-10-06" calcext:value-type="date">
            <text:p>6 de oct de 18</text:p>
          </table:table-cell>
          <table:table-cell table:formula="of:=[.E92]-[.D92]" office:value-type="float" office:value="3" calcext:value-type="float">
            <text:p>3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16_96</text:p>
          </table:table-cell>
          <table:table-cell office:value-type="date" office:date-value="2018-10-03" calcext:value-type="date">
            <text:p>03/10/2018</text:p>
          </table:table-cell>
          <table:table-cell office:value-type="date" office:date-value="2018-10-06" calcext:value-type="date">
            <text:p>6 de oct de 18</text:p>
          </table:table-cell>
          <table:table-cell table:formula="of:=[.E93]-[.D93]" office:value-type="float" office:value="3" calcext:value-type="float">
            <text:p>3</text:p>
          </table:table-cell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1_94</text:p>
          </table:table-cell>
          <table:table-cell office:value-type="date" office:date-value="2018-10-01" calcext:value-type="date">
            <text:p>01/10/2018</text:p>
          </table:table-cell>
          <table:table-cell office:value-type="date" office:date-value="2018-10-01" calcext:value-type="date">
            <text:p>1 de oct de 18</text:p>
          </table:table-cell>
          <table:table-cell table:formula="of:=[.E94]-[.D94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1_95</text:p>
          </table:table-cell>
          <table:table-cell office:value-type="date" office:date-value="2018-10-01" calcext:value-type="date">
            <text:p>01/10/2018</text:p>
          </table:table-cell>
          <table:table-cell office:value-type="date" office:date-value="2018-10-01" calcext:value-type="date">
            <text:p>1 de oct de 18</text:p>
          </table:table-cell>
          <table:table-cell table:formula="of:=[.E95]-[.D95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1_96</text:p>
          </table:table-cell>
          <table:table-cell office:value-type="date" office:date-value="2018-10-02" calcext:value-type="date">
            <text:p>02/10/2018</text:p>
          </table:table-cell>
          <table:table-cell office:value-type="date" office:date-value="2018-10-03" calcext:value-type="date">
            <text:p>3 de oct de 18</text:p>
          </table:table-cell>
          <table:table-cell table:formula="of:=[.E96]-[.D96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2_93</text:p>
          </table:table-cell>
          <table:table-cell office:value-type="date" office:date-value="2018-10-01" calcext:value-type="date">
            <text:p>01/10/2018</text:p>
          </table:table-cell>
          <table:table-cell office:value-type="date" office:date-value="2018-10-01" calcext:value-type="date">
            <text:p>1 de oct de 18</text:p>
          </table:table-cell>
          <table:table-cell table:formula="of:=[.E97]-[.D97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2_94</text:p>
          </table:table-cell>
          <table:table-cell office:value-type="date" office:date-value="2018-10-01" calcext:value-type="date">
            <text:p>01/10/2018</text:p>
          </table:table-cell>
          <table:table-cell office:value-type="date" office:date-value="2018-10-01" calcext:value-type="date">
            <text:p>1 de oct de 18</text:p>
          </table:table-cell>
          <table:table-cell table:formula="of:=[.E98]-[.D98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2_95</text:p>
          </table:table-cell>
          <table:table-cell office:value-type="date" office:date-value="2018-10-02" calcext:value-type="date">
            <text:p>02/10/2018</text:p>
          </table:table-cell>
          <table:table-cell office:value-type="date" office:date-value="2018-10-03" calcext:value-type="date">
            <text:p>3 de oct de 18</text:p>
          </table:table-cell>
          <table:table-cell table:formula="of:=[.E99]-[.D99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2_96</text:p>
          </table:table-cell>
          <table:table-cell office:value-type="date" office:date-value="2018-10-01" calcext:value-type="date">
            <text:p>01/10/2018</text:p>
          </table:table-cell>
          <table:table-cell office:value-type="date" office:date-value="2018-10-10" calcext:value-type="date">
            <text:p>10 de oct de 18</text:p>
          </table:table-cell>
          <table:table-cell table:formula="of:=[.E100]-[.D100]" office:value-type="float" office:value="9" calcext:value-type="float">
            <text:p>9</text:p>
          </table:table-cell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4_95</text:p>
          </table:table-cell>
          <table:table-cell office:value-type="date" office:date-value="2018-10-09" calcext:value-type="date">
            <text:p>09/10/2018</text:p>
          </table:table-cell>
          <table:table-cell office:value-type="date" office:date-value="2018-10-20" calcext:value-type="date">
            <text:p>20 de oct de 18</text:p>
          </table:table-cell>
          <table:table-cell table:formula="of:=[.E101]-[.D101]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6_94</text:p>
          </table:table-cell>
          <table:table-cell office:value-type="date" office:date-value="2018-10-09" calcext:value-type="date">
            <text:p>09/10/2018</text:p>
          </table:table-cell>
          <table:table-cell office:value-type="date" office:date-value="2018-10-20" calcext:value-type="date">
            <text:p>20 de oct de 18</text:p>
          </table:table-cell>
          <table:table-cell table:formula="of:=[.E102]-[.D102]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6_95</text:p>
          </table:table-cell>
          <table:table-cell office:value-type="date" office:date-value="2018-10-09" calcext:value-type="date">
            <text:p>09/10/2018</text:p>
          </table:table-cell>
          <table:table-cell office:value-type="date" office:date-value="2018-10-10" calcext:value-type="date">
            <text:p>10 de oct de 18</text:p>
          </table:table-cell>
          <table:table-cell table:formula="of:=[.E103]-[.D103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7_95</text:p>
          </table:table-cell>
          <table:table-cell office:value-type="date" office:date-value="2018-10-09" calcext:value-type="date">
            <text:p>09/10/2018</text:p>
          </table:table-cell>
          <table:table-cell office:value-type="date" office:date-value="2018-10-10" calcext:value-type="date">
            <text:p>10 de oct de 18</text:p>
          </table:table-cell>
          <table:table-cell table:formula="of:=[.E104]-[.D104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9_95</text:p>
          </table:table-cell>
          <table:table-cell office:value-type="date" office:date-value="2018-09-30" calcext:value-type="date">
            <text:p>30/09/2018</text:p>
          </table:table-cell>
          <table:table-cell office:value-type="date" office:date-value="2018-10-01" calcext:value-type="date">
            <text:p>1 de oct de 18</text:p>
          </table:table-cell>
          <table:table-cell table:formula="of:=[.E105]-[.D105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10_95</text:p>
          </table:table-cell>
          <table:table-cell office:value-type="date" office:date-value="2018-09-30" calcext:value-type="date">
            <text:p>30/09/2018</text:p>
          </table:table-cell>
          <table:table-cell office:value-type="date" office:date-value="2018-10-01" calcext:value-type="date">
            <text:p>1 de oct de 18</text:p>
          </table:table-cell>
          <table:table-cell table:formula="of:=[.E106]-[.D106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11_94</text:p>
          </table:table-cell>
          <table:table-cell office:value-type="date" office:date-value="2018-10-02" calcext:value-type="date">
            <text:p>02/10/2018</text:p>
          </table:table-cell>
          <table:table-cell office:value-type="date" office:date-value="2018-10-03" calcext:value-type="date">
            <text:p>3 de oct de 18</text:p>
          </table:table-cell>
          <table:table-cell table:formula="of:=[.E107]-[.D107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11_95</text:p>
          </table:table-cell>
          <table:table-cell office:value-type="date" office:date-value="2018-10-09" calcext:value-type="date">
            <text:p>09/10/2018</text:p>
          </table:table-cell>
          <table:table-cell office:value-type="date" office:date-value="2018-10-10" calcext:value-type="date">
            <text:p>10 de oct de 18</text:p>
          </table:table-cell>
          <table:table-cell table:formula="of:=[.E108]-[.D108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12_95</text:p>
          </table:table-cell>
          <table:table-cell office:value-type="date" office:date-value="2018-10-09" calcext:value-type="date">
            <text:p>09/10/2018</text:p>
          </table:table-cell>
          <table:table-cell office:value-type="date" office:date-value="2018-10-10" calcext:value-type="date">
            <text:p>10 de oct de 18</text:p>
          </table:table-cell>
          <table:table-cell table:formula="of:=[.E109]-[.D109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13_92</text:p>
          </table:table-cell>
          <table:table-cell office:value-type="date" office:date-value="2018-10-01" calcext:value-type="date">
            <text:p>01/10/2018</text:p>
          </table:table-cell>
          <table:table-cell office:value-type="date" office:date-value="2018-10-02" calcext:value-type="date">
            <text:p>2 de oct de 18</text:p>
          </table:table-cell>
          <table:table-cell table:formula="of:=[.E110]-[.D110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13_93</text:p>
          </table:table-cell>
          <table:table-cell office:value-type="date" office:date-value="2018-09-30" calcext:value-type="date">
            <text:p>30/09/2018</text:p>
          </table:table-cell>
          <table:table-cell office:value-type="date" office:date-value="2018-10-01" calcext:value-type="date">
            <text:p>1 de oct de 18</text:p>
          </table:table-cell>
          <table:table-cell table:formula="of:=[.E111]-[.D111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13_95</text:p>
          </table:table-cell>
          <table:table-cell office:value-type="date" office:date-value="2018-10-09" calcext:value-type="date">
            <text:p>09/10/2018</text:p>
          </table:table-cell>
          <table:table-cell office:value-type="date" office:date-value="2018-10-20" calcext:value-type="date">
            <text:p>20 de oct de 18</text:p>
          </table:table-cell>
          <table:table-cell table:formula="of:=[.E112]-[.D112]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14_93</text:p>
          </table:table-cell>
          <table:table-cell office:value-type="date" office:date-value="2018-10-02" calcext:value-type="date">
            <text:p>02/10/2018</text:p>
          </table:table-cell>
          <table:table-cell office:value-type="date" office:date-value="2018-10-02" calcext:value-type="date">
            <text:p>2 de oct de 18</text:p>
          </table:table-cell>
          <table:table-cell table:formula="of:=[.E113]-[.D113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15_92</text:p>
          </table:table-cell>
          <table:table-cell office:value-type="date" office:date-value="2018-10-01" calcext:value-type="date">
            <text:p>01/10/2018</text:p>
          </table:table-cell>
          <table:table-cell office:value-type="date" office:date-value="2018-10-01" calcext:value-type="date">
            <text:p>1 de oct de 18</text:p>
          </table:table-cell>
          <table:table-cell table:formula="of:=[.E114]-[.D114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15_93</text:p>
          </table:table-cell>
          <table:table-cell office:value-type="date" office:date-value="2018-10-02" calcext:value-type="date">
            <text:p>02/10/2018</text:p>
          </table:table-cell>
          <table:table-cell office:value-type="date" office:date-value="2018-10-03" calcext:value-type="date">
            <text:p>3 de oct de 18</text:p>
          </table:table-cell>
          <table:table-cell table:formula="of:=[.E115]-[.D115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16_93</text:p>
          </table:table-cell>
          <table:table-cell office:value-type="date" office:date-value="2018-10-01" calcext:value-type="date">
            <text:p>01/10/2018</text:p>
          </table:table-cell>
          <table:table-cell office:value-type="date" office:date-value="2018-10-02" calcext:value-type="date">
            <text:p>2 de oct de 18</text:p>
          </table:table-cell>
          <table:table-cell table:formula="of:=[.E116]-[.D116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16_94</text:p>
          </table:table-cell>
          <table:table-cell office:value-type="date" office:date-value="2018-10-07" calcext:value-type="date">
            <text:p>07/10/2018</text:p>
          </table:table-cell>
          <table:table-cell office:value-type="date" office:date-value="2018-10-08" calcext:value-type="date">
            <text:p>8 de oct de 18</text:p>
          </table:table-cell>
          <table:table-cell table:formula="of:=[.E117]-[.D117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16_95</text:p>
          </table:table-cell>
          <table:table-cell office:value-type="date" office:date-value="2018-10-02" calcext:value-type="date">
            <text:p>02/10/2018</text:p>
          </table:table-cell>
          <table:table-cell office:value-type="date" office:date-value="2018-10-03" calcext:value-type="date">
            <text:p>3 de oct de 18</text:p>
          </table:table-cell>
          <table:table-cell table:formula="of:=[.E118]-[.D118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17_95</text:p>
          </table:table-cell>
          <table:table-cell office:value-type="date" office:date-value="2018-10-01" calcext:value-type="date">
            <text:p>01/10/2018</text:p>
          </table:table-cell>
          <table:table-cell office:value-type="date" office:date-value="2018-10-01" calcext:value-type="date">
            <text:p>1 de oct de 18</text:p>
          </table:table-cell>
          <table:table-cell table:formula="of:=[.E119]-[.D119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17_96</text:p>
          </table:table-cell>
          <table:table-cell office:value-type="date" office:date-value="2018-10-07" calcext:value-type="date">
            <text:p>07/10/2018</text:p>
          </table:table-cell>
          <table:table-cell office:value-type="date" office:date-value="2018-10-14" calcext:value-type="date">
            <text:p>14 de oct de 18</text:p>
          </table:table-cell>
          <table:table-cell table:formula="of:=[.E120]-[.D120]" office:value-type="float" office:value="7" calcext:value-type="float">
            <text:p>7</text:p>
          </table:table-cell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18_96</text:p>
          </table:table-cell>
          <table:table-cell office:value-type="date" office:date-value="2018-10-01" calcext:value-type="date">
            <text:p>01/10/2018</text:p>
          </table:table-cell>
          <table:table-cell office:value-type="date" office:date-value="2018-10-02" calcext:value-type="date">
            <text:p>2 de oct de 18</text:p>
          </table:table-cell>
          <table:table-cell table:formula="of:=[.E121]-[.D121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19_95</text:p>
          </table:table-cell>
          <table:table-cell office:value-type="date" office:date-value="2018-10-02" calcext:value-type="date">
            <text:p>02/10/2018</text:p>
          </table:table-cell>
          <table:table-cell office:value-type="date" office:date-value="2018-10-03" calcext:value-type="date">
            <text:p>3 de oct de 18</text:p>
          </table:table-cell>
          <table:table-cell table:formula="of:=[.E122]-[.D122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21_95</text:p>
          </table:table-cell>
          <table:table-cell office:value-type="date" office:date-value="2018-10-02" calcext:value-type="date">
            <text:p>02/10/2018</text:p>
          </table:table-cell>
          <table:table-cell office:value-type="date" office:date-value="2018-10-03" calcext:value-type="date">
            <text:p>3 de oct de 18</text:p>
          </table:table-cell>
          <table:table-cell table:formula="of:=[.E123]-[.D123]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DB__1" table:target-range-address="M1_S09_TD1.A1:M1_S09_TD1.F123">
          <table:sort table:bind-styles-to-content="false">
            <table:sort-by table:field-number="0" table:data-type="automatic"/>
            <table:sort-by table:field-number="0" table:data-type="automatic"/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5" table:function="max"/>
            </table:subtotal-rule>
            <table:subtotal-rule table:group-by-field-number="0">
              <table:subtotal-field table:field-number="5" table:function="min"/>
            </table:subtotal-rule>
            <table:subtotal-rule table:group-by-field-number="0">
              <table:subtotal-field table:field-number="5" table:function="average"/>
            </table:subtotal-rule>
          </table:subtotal-rules>
        </table:database-range>
        <table:database-range table:name="__Anonymous_DB__2" table:target-range-address="M1_S09_TD1.A1:M1_S09_TD1.F142">
          <table:sort table:bind-styles-to-content="false">
            <table:sort-by table:field-number="0" table:data-type="automatic"/>
            <table:sort-by table:field-number="0" table:data-type="automatic"/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5" table:function="average"/>
            </table:subtotal-rule>
            <table:subtotal-rule table:group-by-field-number="0">
              <table:subtotal-field table:field-number="5" table:function="max"/>
            </table:subtotal-rule>
            <table:subtotal-rule table:group-by-field-number="0">
              <table:subtotal-field table:field-number="5" table:function="min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number number:decimal-places="0" loext:min-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loext:min-decimal-places="0" number:min-integer-digits="1" number:grouping="true"/>
      <number:text> €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19P2" style:volatile="true">
      <number:text> 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loext:min-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3P2" style:volatile="true">
      <number:text>-</number:text>
      <number:number number:decimal-places="0" loext:min-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7P2" style:volatile="true">
      <number:text>-</number:text>
      <number:number number:decimal-places="0" loext:min-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2">
      <number:number number:decimal-places="1" loext:min-decimal-places="1" number:min-integer-digits="1"/>
    </number:number-style>
    <number:number-style style:name="N134P0" style:volatile="true">
      <number:text>Vrai</number:text>
    </number:number-style>
    <number:number-style style:name="N134P1" style:volatile="true">
      <number:text>Vrai</number:text>
    </number:number-style>
    <number:number-style style:name="N134">
      <number:text>Faux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Actif</number:text>
    </number:number-style>
    <number:number-style style:name="N136P1" style:volatile="true">
      <number:text>Actif</number:text>
    </number:number-style>
    <number:number-style style:name="N136">
      <number:text>Inactif</number:text>
      <style:map style:condition="value()&gt;0" style:apply-style-name="N136P0"/>
      <style:map style:condition="value()&lt;0" style:apply-style-name="N136P1"/>
    </number:number-style>
    <number:percentage-style style:name="N137">
      <number:number number:decimal-places="1" loext:min-decimal-places="1" number:min-integer-digits="1"/>
      <number:text>%</number:text>
    </number:percentage-style>
    <number:number-style style:name="N138">
      <number:number number:decimal-places="9" loext:min-decimal-places="9" number:min-integer-digits="1"/>
    </number:number-style>
    <number:number-style style:name="N139">
      <number:number number:decimal-places="8" loext:min-decimal-places="8" number:min-integer-digits="1"/>
    </number:number-style>
    <number:number-style style:name="N140">
      <number:number number:decimal-places="7" loext:min-decimal-places="7" number:min-integer-digits="1"/>
    </number:number-style>
    <number:number-style style:name="N141">
      <number:number number:decimal-places="6" loext:min-decimal-places="6" number:min-integer-digits="1"/>
    </number:number-style>
    <number:number-style style:name="N142">
      <number:number number:decimal-places="5" loext:min-decimal-places="5" number:min-integer-digits="1"/>
    </number:number-style>
    <number:number-style style:name="N143">
      <number:number number:decimal-places="4" loext:min-decimal-places="4" number:min-integer-digits="1"/>
    </number:number-style>
    <number:number-style style:name="N144">
      <number:number number:decimal-places="3" loext:min-decimal-places="3" number:min-integer-digits="1"/>
    </number:number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5">00/00/0000</text:date>, <text:time style:data-style-name="N2" text:time-value="08:11:54.4934656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6:24:51.368000000</meta:creation-date>
    <meta:editing-cycles>17</meta:editing-cycles>
    <meta:editing-duration>PT4H47M45S</meta:editing-duration>
    <dc:description>INSEE 2015
Document conçu par le groupe de conception des formations à LibreOffice Calc.</dc:description>
    <dc:subject>Calc, Module 1, Séquence 09, TD01</dc:subject>
    <dc:title>M1_S09_TDs</dc:title>
    <meta:generator>LibreOffice/5.1.6.2$Linux_X86_64 LibreOffice_project/10m0$Build-2</meta:generator>
    <meta:initial-creator>Olivier LEPAN</meta:initial-creator>
    <dc:date>2018-08-05T08:12:03.482584555</dc:date>
    <meta:keyword>LibreOffice;Calc;Module 1;Séquence 09;TD01</meta:keyword>
    <dc:creator>-- </dc:creator>
    <meta:document-statistic meta:table-count="1" meta:cell-count="738" meta:object-count="0"/>
    <meta:template xlink:type="simple" xlink:actuate="onRequest" xlink:title="MX_SYY_TDs" xlink:href="../../../../../AppData/Roaming/LibreOffice/4/user/template/GC%20Calc/MX_SYY_TDs.ots" meta:date="2015-10-12T16:24:51.165000000"/>
  </office:meta>
</office:document-meta>
</file>